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38a5a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e306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8e306"/>
    </style:style>
    <style:style style:name="T1" style:family="text">
      <style:text-properties officeooo:rsid="000f4e5d"/>
    </style:style>
    <style:style style:name="T2" style:family="text">
      <style:text-properties officeooo:rsid="000fb7d7"/>
    </style:style>
    <style:style style:name="T3" style:family="text">
      <style:text-properties officeooo:rsid="00128a16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18e306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officeooo:rsid="001bd401"/>
    </style:style>
    <style:style style:name="T8" style:family="text">
      <style:text-properties officeooo:rsid="001bda25"/>
    </style:style>
    <style:style style:name="T9" style:family="text">
      <style:text-properties officeooo:rsid="001c85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sql&gt; CREATE DATABASE wanderlustv1;</text:p>
      <text:p text:style-name="Standard">Query OK, 1 row affected (0.00 sec)</text:p>
      <text:p text:style-name="Standard"/>
      <text:p text:style-name="Standard">mysql&gt; use wanderlustv1;</text:p>
      <text:p text:style-name="Standard">Database changed</text:p>
      <text:p text:style-name="Standard">mysql&gt; CREATE TABLE COMPANY(COMP_ID INT(1) AUTO_INCREMENT NOT NULL PRIMARY KEY, COMP_NAME VARCHAR(20) NOT NULL, COMP_EMAIL VARCHAR(20), PHONE <text:span text:style-name="T2">VARCHAR</text:span>(10), COMP_RATING VARCHAR(10));</text:p>
      <text:p text:style-name="Standard">Query OK, 0 rows affected (0.25 sec)</text:p>
      <text:p text:style-name="Standard"/>
      <text:p text:style-name="Standard"/>
      <text:p text:style-name="Standard"/>
      <text:p text:style-name="Standard"/>
      <text:p text:style-name="Standard"/>
      <text:p text:style-name="Standard">mysql&gt; CREATE TABLE ADVERTISEMENT(ADV_ID INT(1) AUTO_INCREMENT NOT NULL PRIMARY KEY, ADV_NAME VARCHAR(20) NOT NULL,ADV_RATING VARCHAR(10) NOT NULL);</text:p>
      <text:p text:style-name="Standard">Query OK, 0 rows affected (0.26 sec)</text:p>
      <text:p text:style-name="Standard"/>
      <text:p text:style-name="Standard">mysql&gt; <text:s/>CREATE TABLE AD_COMP(ADV_ID INT(1),COMP_ID INT(1),MODE VARCHAR(20) NOT NULL, SEAT_NUM VARCHAR(400) NOT NULL, PRIMARY KEY(ADV_ID,COMP_ID), FOREIGN KEY(ADV_ID) REFERENCES ADVERTISEMENT(ADV_ID) ON DELETE CASCADE ON UPDATE CASCADE, FOREIGN KEY(COMP_ID) REFERENCES COMPANY(COMP_ID) ON DELETE CASCADE ON UPDATE CASCADE);</text:p>
      <text:p text:style-name="Standard">Query OK, 0 rows affected (0.29 sec)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mysql&gt;</text:span>CREATE TABLE PACKAGE(PACK_ID INT(1) AUTO_INCREMENT NOT NULL ,COMP_ID INT(1) NOT NULL , START_LOC VARCHAR(20) NOT NULL, START_DATE <text:span text:style-name="T3">VARCHAR(10)</text:span> NOT NULL, DEST_LOC VARCHAR(20) NOT NULL, DEST_DATE <text:span text:style-name="T3">VARCHAR(10)</text:span> <text:s/>NOT NULL, PRICE <text:span text:style-name="T3">VARCHAR(500)</text:span> <text:s/>NOT NULL,PRIMARY KEY(PACK_ID,COMP_ID),FOREIGN KEY(COMP_ID) REFERENCES COMPANY(COMP_ID) ON DELETE CASCADE ON UPDATE CASCADE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ysql&gt; CREATE TABLE CUSTOMER(CUST_ID INT(1) NOT NULL PRIMARY KEY <text:span text:style-name="T9">AUTO_INCREMENT</text:span>, CUST_NAME VARCHAR(20) NOT NULL, CUST_EMAIL VARCHAR(20), CUST_PHONE <text:span text:style-name="T7">VARCHAR</text:span>(<text:span text:style-name="T8">2</text:span>0) NOT NULL, DEPEND_NUM INT(3), CREDIT VARCHAR(50), PASSWORD VARCHAR(20) NOT NULL);</text:p>
      <text:p text:style-name="Standard">Query OK, 0 rows affected (0.27 sec)</text:p>
      <text:p text:style-name="Standard"/>
      <text:p text:style-name="Standard">mysql&gt; CREATE TABLE BOOKING(BID INT(1) AUTO_INCREMENT NOT NULL PRIMARY KEY, CUST_ID INT(1) NOT NULL, PACK_ID INT(1) NOT NULL, FOREIGN KEY(CUST_ID) REFERENCES CUSTOMER(CUST_ID) ON DELETE CASCADE ON UPDATE CASCADE,FOREIGN KEY(CUST_ID) REFERENCES CUSTOMER(CUST_ID) ON DELETE CASCADE ON UPDATE CASCADE);</text:p>
      <text:p text:style-name="Standard">Query OK, 0 rows affected (0.44 sec)</text:p>
      <text:p text:style-name="Standard"/>
      <text:p text:style-name="Standard"><text:soft-page-break/></text:p>
      <text:p text:style-name="Standard"/>
      <text:p text:style-name="Standard">mysql&gt; INSERT INTO CUSTOMER VALUES('1','sanjana','sanjana@gmail.com','987456321',1,'6521321','sanjana');</text:p>
      <text:p text:style-name="Standard">Query OK, 1 row affected (0.05 sec)</text:p>
      <text:p text:style-name="Standard"/>
      <text:p text:style-name="Standard">mysql&gt; DELETE FROM CUSTOMER WHERE CUST_ID=1;</text:p>
      <text:p text:style-name="Standard">Query OK, 1 row affected (0.05 sec)</text:p>
      <text:p text:style-name="Standard"/>
      <text:p text:style-name="Standard">mysql&gt; INSERT INTO CUSTOMER VALUES(1,'sanjana','sanjana@gmail.com','987456321',1,'6521321','sanjana');</text:p>
      <text:p text:style-name="Standard">Query OK, 1 row affected (0.05 sec)</text:p>
      <text:p text:style-name="Standard"/>
      <text:p text:style-name="Standard">mysql&gt; SELECT * FROM BOOKING;</text:p>
      <text:p text:style-name="Standard">+-----+---------+---------+</text:p>
      <text:p text:style-name="Standard">| BID | CUST_ID | PACK_ID |</text:p>
      <text:p text:style-name="Standard">+-----+---------+---------+</text:p>
      <text:p text:style-name="Standard">| <text:s text:c="2"/>1 | <text:s text:c="6"/>1 | <text:s text:c="6"/>1 |</text:p>
      <text:p text:style-name="Standard">+-----+---------+---------+</text:p>
      <text:p text:style-name="Standard">1 row in set (0.00 sec)</text:p>
      <text:p text:style-name="Standard"/>
      <text:p text:style-name="Standard">mysql&gt; INSERT INTO COMPANY VALUES('C1','SRS','srs@gmail.com',123456,'4');</text:p>
      <text:p text:style-name="Standard">ERROR 1366 (HY000): Incorrect integer value: 'C1' for column 'COMP_ID' at row 1</text:p>
      <text:p text:style-name="Standard">mysql&gt; INSERT INTO COMPANY VALUES(1,'SRS','srs@gmail.com',123456,'4');</text:p>
      <text:p text:style-name="Standard">Query OK, 1 row affected (0.04 sec)</text:p>
      <text:p text:style-name="Standard"/>
      <text:p text:style-name="Standard">mysql&gt; INSERT INTO PACKAGE VALUES(1,1,'MUMBAI','GOA','2018/12/18','2018/12/28',2000);</text:p>
      <text:p text:style-name="Standard">ERROR 1292 (22007): Incorrect date value: 'GOA' for column 'START_DATE' at row 1</text:p>
      <text:p text:style-name="Standard">mysql&gt; INSERT INTO PACKAGE VALUES(1,1,'MUMBAI','2018/12/18','GOA','2018/12/28',2000);</text:p>
      <text:p text:style-name="Standard">Query OK, 1 row affected (0.04 sec)</text:p>
      <text:p text:style-name="Standard"/>
      <text:p text:style-name="Standard">mysql&gt; CREATE TABLE REVIEW(BID INT NOT NULL, RATING VARCHAR(5) NOT NULL, REVIEW VARCHAR(20) , <text:span text:style-name="T1">FOREIGN KEY(BID) REFERENCES BOOKING(BID</text:span>) <text:span text:style-name="T1">ON DELETE CASCADE ON UPDATE CASCADE)</text:span>;</text:p>
      <text:p text:style-name="Standard">Query OK, 0 rows affected (0.28 sec)</text:p>
      <text:p text:style-name="Standard"/>
      <text:p text:style-name="Standard">mysql&gt; CREATE TRIGGER T1 AFTER INSERT ON REVIEW FOR EACH ROW UPDATE COMPANY C1 SET C1.COMP_RATING=(SELECT AVG(R.RATING) FROM REVIEW R, BOOKING B,PACKAGE P WHERE R.BID=B.BID AND B.PACK_ID=P.PACK_ID AND C1.COMP_ID=P.COMP_ID GROUP BY P.COMP_ID);</text:p>
      <text:p text:style-name="Standard">Query OK, 0 rows affected (0.09 sec)</text:p>
      <text:p text:style-name="Standard"/>
      <text:p text:style-name="Standard"/>
      <text:p text:style-name="Standard"/>
      <text:p text:style-name="Standard"/>
      <text:p text:style-name="P3"><text:span text:style-name="T4">CREATE TRIGGER</text:span><text:span text:style-name="T6"> </text:span><text:span text:style-name="T4">T1 AFTER INSERT ON REVIEW FOR EACH ROW UPDATE COMPANY C1 SET C1.COMP_RATING=(SELECT AVG(R.RATING) FROM REVIEW R, PACKAGE P,</text:span><text:span text:style-name="T5">BOOKING B</text:span><text:span text:style-name="T4"> WHERE R.BID=B.BID AND B.PACK_ID=P.PACK_ID AND C1.COMP_ID=P.COMP_ID GROUP BY P.COMP_ID</text:span></text:p>
      <text:p text:style-name="P4"/>
      <text:p text:style-name="P4"/>
      <text:p text:style-name="P4"/>
      <text:p text:style-name="P2"><text:line-break/>mysql&gt; CREATE PROCEDURE find_all() BEGIN SELECT P.PACK_ID, C.COMP_NAME, <text:soft-page-break/>P.START_LOC, P.DEST_LOC, P.START_DATE, P.DEST_DATE, P.PRICE FROM PACKAGE P, COMPANY C <text:s/>WHERE P.COMP_ID = C.COMP_ID; END$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3:11:33.017723857</meta:creation-date>
    <dc:date>2018-12-02T21:23:42.260913030</dc:date>
    <meta:editing-duration>PT2H16M31S</meta:editing-duration>
    <meta:editing-cycles>15</meta:editing-cycles>
    <meta:generator>LibreOffice/6.0.3.2$Linux_X86_64 LibreOffice_project/00m0$Build-2</meta:generator>
    <meta:document-statistic meta:table-count="0" meta:image-count="0" meta:object-count="0" meta:page-count="3" meta:paragraph-count="42" meta:word-count="488" meta:character-count="3843" meta:non-whitespace-character-count="3387"/>
  </office:meta>
</office:document-meta>
</file>